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58cm" fo:min-width="1.53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58cm" fo:min-width="0.89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8cm" fo:min-width="1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8cm" fo:min-width="1.78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8cm" fo:min-width="0.64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8cm" fo:min-width="1.4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7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58cm" fo:min-width="7.24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58cm" fo:min-width="7.75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258cm" fo:min-width="4.83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258cm" fo:min-width="3.94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671cm" fo:min-width="6.34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258cm" fo:min-width="0.51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8cm" fo:min-width="4.5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8cm" fo:min-width="3.18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8cm" fo:min-width="2.67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258cm" fo:min-width="3.3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custom-shape draw:style-name="gr1" draw:text-style-name="P2" xml:id="id1" draw:id="id1" draw:layer="layout" svg:width="2.032cm" svg:height="0.508cm" svg:x="0.381cm" svg:y="0.508cm">
          <text:p text:style-name="P1">carbon.st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397cm" svg:height="0.508cm" svg:x="2.54cm" svg:y="1.405cm">
          <text:p text:style-name="P1">default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.778cm" svg:height="0.508cm" svg:x="3.048cm" svg:y="28.391cm">
          <text:p text:style-name="P1">_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.397cm" svg:y1="1.016cm" svg:x2="2.54cm" svg:y2="1.659cm" draw:start-shape="id1" draw:start-glue-point="2" draw:end-shape="id2" draw:end-glue-point="3" svg:d="M1397 1016v643h1143" svg:viewBox="0 0 1144 644">
          <text:p/>
        </draw:connector>
        <draw:connector draw:style-name="gr4" draw:text-style-name="P3" draw:layer="layout" svg:x1="1.397cm" svg:y1="1.016cm" svg:x2="3.048cm" svg:y2="28.645cm" draw:start-shape="id1" draw:start-glue-point="2" draw:end-shape="id3" draw:end-glue-point="3" svg:d="M1397 1016v27629h1651" svg:viewBox="0 0 1652 27630">
          <text:p/>
        </draw:connector>
        <draw:custom-shape draw:style-name="gr5" draw:text-style-name="P2" xml:id="id4" draw:id="id4" draw:layer="layout" svg:width="2.286cm" svg:height="0.508cm" svg:x="3.937cm" svg:y="2.175cm">
          <text:p text:style-name="P1">carbon_tab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238cm" svg:y1="1.913cm" svg:x2="3.937cm" svg:y2="2.429cm" draw:start-shape="id2" draw:end-shape="id4" svg:d="M3238 1913v516h699" svg:viewBox="0 0 700 517">
          <text:p/>
        </draw:connector>
        <draw:custom-shape draw:style-name="gr6" draw:text-style-name="P2" xml:id="id5" draw:id="id5" draw:layer="layout" svg:width="1.143cm" svg:height="0.508cm" svg:x="5.688cm" svg:y="3.007cm">
          <text:p text:style-name="P1">Fac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08cm" svg:y1="2.683cm" svg:x2="5.688cm" svg:y2="3.261cm" draw:start-shape="id4" draw:end-shape="id5" draw:end-glue-point="3" svg:d="M5080 2683v578h608" svg:viewBox="0 0 609 579">
          <text:p/>
        </draw:connector>
        <draw:custom-shape draw:style-name="gr7" draw:text-style-name="P2" xml:id="id6" draw:id="id6" draw:layer="layout" svg:width="1.905cm" svg:height="0.508cm" svg:x="5.788cm" svg:y="11.111cm">
          <text:p text:style-name="P1">Metadat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08cm" svg:y1="2.683cm" svg:x2="5.788cm" svg:y2="11.365cm" draw:start-shape="id4" draw:start-glue-point="2" draw:end-shape="id6" draw:end-glue-point="3" svg:d="M5080 2683v8682h708" svg:viewBox="0 0 709 8683">
          <text:p/>
        </draw:connector>
        <draw:custom-shape draw:style-name="gr7" draw:text-style-name="P2" xml:id="id7" draw:id="id7" draw:layer="layout" svg:width="1.905cm" svg:height="0.508cm" svg:x="5.969cm" svg:y="20.782cm">
          <text:p text:style-name="P1">LockFile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08cm" svg:y1="2.683cm" svg:x2="5.969cm" svg:y2="21.036cm" draw:start-shape="id4" draw:end-shape="id7" draw:end-glue-point="3" svg:d="M5080 2683v18353h889" svg:viewBox="0 0 890 18354">
          <text:p/>
        </draw:connector>
        <draw:custom-shape draw:style-name="gr7" draw:text-style-name="P5" xml:id="id8" draw:id="id8" draw:layer="layout" svg:width="1.905cm" svg:height="0.508cm" svg:x="6.042cm" svg:y="24.962cm">
          <text:p text:style-name="P4">datamap1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08cm" svg:y1="2.683cm" svg:x2="6.042cm" svg:y2="25.216cm" draw:start-shape="id4" draw:end-shape="id8" draw:end-glue-point="3" svg:d="M5080 2683v22533h962" svg:viewBox="0 0 963 22534">
          <text:p/>
        </draw:connector>
        <draw:custom-shape draw:style-name="gr8" draw:text-style-name="P2" xml:id="id9" draw:id="id9" draw:layer="layout" svg:width="1.27cm" svg:height="0.508cm" svg:x="6.939cm" svg:y="3.823cm">
          <text:p text:style-name="P1">Part0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259cm" svg:y1="3.515cm" svg:x2="6.939cm" svg:y2="4.077cm" draw:start-shape="id5" draw:end-shape="id9" draw:end-glue-point="3" svg:d="M6259 3515v562h680" svg:viewBox="0 0 681 563">
          <text:p/>
        </draw:connector>
        <draw:custom-shape draw:style-name="gr1" draw:text-style-name="P2" xml:id="id10" draw:id="id10" draw:layer="layout" svg:width="2.032cm" svg:height="0.508cm" svg:x="8.236cm" svg:y="4.639cm">
          <text:p text:style-name="P1">Segment_0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574cm" svg:y1="4.331cm" svg:x2="8.236cm" svg:y2="4.893cm" draw:start-shape="id9" draw:start-glue-point="2" draw:end-shape="id10" draw:end-glue-point="3" svg:d="M7574 4331v562h662" svg:viewBox="0 0 663 563">
          <text:p/>
        </draw:connector>
        <draw:custom-shape draw:style-name="gr9" draw:text-style-name="P2" xml:id="id11" draw:id="id11" draw:layer="layout" svg:width="7.747cm" svg:height="0.508cm" svg:x="9.868cm" svg:y="5.655cm">
          <text:p text:style-name="P1">part-0-0_batchno0-0-0-1536809574511.carbondat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252cm" svg:y1="5.147cm" svg:x2="9.868cm" svg:y2="5.909cm" draw:start-shape="id10" draw:start-glue-point="2" draw:end-shape="id11" draw:end-glue-point="3" svg:d="M9252 5147v762h616" svg:viewBox="0 0 617 763">
          <text:p/>
        </draw:connector>
        <draw:custom-shape draw:style-name="gr9" draw:text-style-name="P2" xml:id="id12" draw:id="id12" draw:layer="layout" svg:width="7.747cm" svg:height="0.508cm" svg:x="9.868cm" svg:y="6.744cm">
          <text:p text:style-name="P1">0_1536809576494.carbonindexmerg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252cm" svg:y1="5.147cm" svg:x2="9.868cm" svg:y2="6.998cm" draw:start-shape="id10" draw:end-shape="id12" draw:end-glue-point="3" svg:d="M9252 5147v1851h616" svg:viewBox="0 0 617 1852">
          <text:p/>
        </draw:connector>
        <draw:custom-shape draw:style-name="gr9" draw:text-style-name="P2" xml:id="id13" draw:id="id13" draw:layer="layout" svg:width="7.747cm" svg:height="0.508cm" svg:x="9.868cm" svg:y="7.833cm">
          <text:p text:style-name="P1">part-0-0_batchno0-0-0-1536809577567.deletedelt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252cm" svg:y1="5.147cm" svg:x2="9.868cm" svg:y2="8.087cm" draw:start-shape="id10" draw:end-shape="id13" draw:end-glue-point="3" svg:d="M9252 5147v2940h616" svg:viewBox="0 0 617 2941">
          <text:p/>
        </draw:connector>
        <draw:custom-shape draw:style-name="gr9" draw:text-style-name="P2" xml:id="id14" draw:id="id14" draw:layer="layout" svg:width="7.747cm" svg:height="0.508cm" svg:x="9.906cm" svg:y="8.941cm">
          <text:p text:style-name="P1">part-0-1_batchno0-0-0-1536809577567.carbondat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252cm" svg:y1="5.147cm" svg:x2="9.906cm" svg:y2="9.195cm" draw:start-shape="id10" draw:start-glue-point="2" draw:end-shape="id14" draw:end-glue-point="3" svg:d="M9252 5147v4048h654" svg:viewBox="0 0 655 4049">
          <text:p/>
        </draw:connector>
        <draw:custom-shape draw:style-name="gr9" draw:text-style-name="P2" xml:id="id15" draw:id="id15" draw:layer="layout" svg:width="7.747cm" svg:height="0.508cm" svg:x="9.906cm" svg:y="10.103cm">
          <text:p text:style-name="P1">1_batchno0-0-0-1536809577567.carbonindex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252cm" svg:y1="5.147cm" svg:x2="9.906cm" svg:y2="10.357cm" draw:start-shape="id10" draw:start-glue-point="2" draw:end-shape="id15" draw:end-glue-point="3" svg:d="M9252 5147v5210h654" svg:viewBox="0 0 655 5211">
          <text:p/>
        </draw:connector>
        <draw:custom-shape draw:style-name="gr9" draw:text-style-name="P2" xml:id="id16" draw:id="id16" draw:layer="layout" svg:width="7.747cm" svg:height="0.508cm" svg:x="7.531cm" svg:y="12.097cm">
          <text:p text:style-name="P1">9e0262d9-99fe-4aa3-a85f-4329a67f63af.dict</text:p>
          <draw:enhanced-geometry svg:viewBox="0 0 21600 21600" draw:type="rectangle" draw:enhanced-path="M 0 0 L 21600 0 21600 21600 0 21600 0 0 Z N"/>
        </draw:custom-shape>
        <draw:custom-shape draw:style-name="gr9" draw:text-style-name="P2" xml:id="id17" draw:id="id17" draw:layer="layout" svg:width="7.747cm" svg:height="0.508cm" svg:x="7.531cm" svg:y="13.086cm">
          <text:p text:style-name="P1">9e0262d9-99fe-4aa3-a85f-4329a67f63af.dictmeta</text:p>
          <draw:enhanced-geometry svg:viewBox="0 0 21600 21600" draw:type="rectangle" draw:enhanced-path="M 0 0 L 21600 0 21600 21600 0 21600 0 0 Z N"/>
        </draw:custom-shape>
        <draw:custom-shape draw:style-name="gr10" draw:text-style-name="P2" xml:id="id18" draw:id="id18" draw:layer="layout" svg:width="8.255cm" svg:height="0.508cm" svg:x="7.531cm" svg:y="14.097cm">
          <text:p text:style-name="P1">9e0262d9-99fe-4aa3-a85f-4329a67f63af_52.sortindex</text:p>
          <draw:enhanced-geometry svg:viewBox="0 0 21600 21600" draw:type="rectangle" draw:enhanced-path="M 0 0 L 21600 0 21600 21600 0 21600 0 0 Z N"/>
        </draw:custom-shape>
        <draw:custom-shape draw:style-name="gr7" draw:text-style-name="P5" xml:id="id19" draw:id="id19" draw:layer="layout" svg:width="1.905cm" svg:height="0.508cm" svg:x="7.512cm" svg:y="15.04cm">
          <text:p text:style-name="P1">schema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1.905cm" svg:height="0.508cm" svg:x="7.512cm" svg:y="16.002cm">
          <text:p text:style-name="P1">tablestatus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" draw:id="id21" draw:layer="layout" svg:width="5.334cm" svg:height="0.508cm" svg:x="7.512cm" svg:y="16.964cm">
          <text:p text:style-name="P1">tableupdatestatus-1536809577567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74cm" svg:y1="11.619cm" svg:x2="7.531cm" svg:y2="12.351cm" draw:start-shape="id6" draw:start-glue-point="2" draw:end-shape="id16" draw:end-glue-point="3" svg:d="M6740 11619v732h791" svg:viewBox="0 0 792 733">
          <text:p/>
        </draw:connector>
        <draw:connector draw:style-name="gr4" draw:text-style-name="P3" draw:layer="layout" svg:x1="6.74cm" svg:y1="11.619cm" svg:x2="7.531cm" svg:y2="13.34cm" draw:start-shape="id6" draw:start-glue-point="2" draw:end-shape="id17" draw:end-glue-point="3" svg:d="M6740 11619v1721h791" svg:viewBox="0 0 792 1722">
          <text:p/>
        </draw:connector>
        <draw:connector draw:style-name="gr4" draw:text-style-name="P3" draw:layer="layout" svg:x1="6.74cm" svg:y1="11.619cm" svg:x2="7.531cm" svg:y2="14.351cm" draw:start-shape="id6" draw:start-glue-point="2" draw:end-shape="id18" draw:end-glue-point="3" svg:d="M6740 11619v2732h791" svg:viewBox="0 0 792 2733">
          <text:p/>
        </draw:connector>
        <draw:connector draw:style-name="gr4" draw:text-style-name="P3" draw:layer="layout" svg:x1="6.74cm" svg:y1="11.619cm" svg:x2="7.512cm" svg:y2="15.294cm" draw:start-shape="id6" draw:start-glue-point="2" draw:end-shape="id19" draw:end-glue-point="3" svg:d="M6740 11619v3675h772" svg:viewBox="0 0 773 3676">
          <text:p/>
        </draw:connector>
        <draw:connector draw:style-name="gr4" draw:text-style-name="P3" draw:layer="layout" svg:x1="6.74cm" svg:y1="11.619cm" svg:x2="7.512cm" svg:y2="16.256cm" draw:start-shape="id6" draw:start-glue-point="2" draw:end-shape="id20" draw:end-glue-point="3" svg:d="M6740 11619v4637h772" svg:viewBox="0 0 773 4638">
          <text:p/>
        </draw:connector>
        <draw:connector draw:style-name="gr4" draw:text-style-name="P3" draw:layer="layout" svg:x1="6.74cm" svg:y1="11.619cm" svg:x2="7.512cm" svg:y2="17.218cm" draw:start-shape="id6" draw:start-glue-point="2" draw:end-shape="id21" draw:end-glue-point="3" svg:d="M6740 11619v5599h772" svg:viewBox="0 0 773 5600">
          <text:p/>
        </draw:connector>
        <draw:custom-shape draw:style-name="gr7" draw:text-style-name="P2" xml:id="id22" draw:id="id22" draw:layer="layout" svg:width="1.905cm" svg:height="0.508cm" svg:x="7.493cm" svg:y="18.034cm">
          <text:p text:style-name="P1">segment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74cm" svg:y1="11.619cm" svg:x2="7.493cm" svg:y2="18.288cm" draw:start-shape="id6" draw:start-glue-point="2" draw:end-shape="id22" draw:end-glue-point="3" svg:d="M6740 11619v6669h753" svg:viewBox="0 0 754 6670">
          <text:p/>
        </draw:connector>
        <draw:custom-shape draw:style-name="gr12" draw:text-style-name="P2" xml:id="id23" draw:id="id23" draw:layer="layout" svg:width="4.445cm" svg:height="0.508cm" svg:x="9.271cm" svg:y="19.05cm">
          <text:p text:style-name="P1">0_1536809574511.segment</text:p>
          <draw:enhanced-geometry svg:viewBox="0 0 21600 21600" draw:type="rectangle" draw:enhanced-path="M 0 0 L 21600 0 21600 21600 0 21600 0 0 Z N"/>
        </draw:custom-shape>
        <draw:custom-shape draw:style-name="gr12" draw:text-style-name="P2" xml:id="id24" draw:id="id24" draw:layer="layout" svg:width="4.445cm" svg:height="0.508cm" svg:x="9.271cm" svg:y="20.066cm">
          <text:p text:style-name="P1">0_1536809577567.segmen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445cm" svg:y1="18.542cm" svg:x2="9.271cm" svg:y2="19.304cm" draw:start-shape="id22" draw:start-glue-point="2" draw:end-shape="id23" svg:d="M8445 18542v762h826" svg:viewBox="0 0 827 763">
          <text:p/>
        </draw:connector>
        <draw:connector draw:style-name="gr4" draw:text-style-name="P3" draw:layer="layout" svg:x1="8.445cm" svg:y1="18.542cm" svg:x2="9.271cm" svg:y2="20.32cm" draw:start-shape="id22" draw:start-glue-point="2" draw:end-shape="id24" draw:end-glue-point="3" svg:d="M8445 18542v1778h826" svg:viewBox="0 0 827 1779">
          <text:p/>
        </draw:connector>
        <draw:custom-shape draw:style-name="gr13" draw:text-style-name="P2" xml:id="id25" draw:id="id25" draw:layer="layout" svg:width="6.844cm" svg:height="2.921cm" svg:x="8.001cm" svg:y="21.525cm">
          <text:p text:style-name="P1">9e0262d9-99fe-4aa3-a85f-4329a67f63af.lock</text:p>
          <text:p text:style-name="P1">concurrentload.lock</text:p>
          <text:p text:style-name="P1">Segment_0.lock</text:p>
          <text:p text:style-name="P1">tablestatus.lock</text:p>
          <text:p text:style-name="P1">compaction.lock</text:p>
          <text:p text:style-name="P1">meta.lock</text:p>
          <text:p text:style-name="P1">Segment_.lock</text:p>
          <text:p text:style-name="P1">tableupdatestatus.lock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21cm" svg:y1="21.29cm" svg:x2="8.001cm" svg:y2="22.985cm" draw:start-shape="id7" draw:start-glue-point="2" draw:end-shape="id25" draw:end-glue-point="3" svg:d="M6921 21290v1695h1080" svg:viewBox="0 0 1081 1696">
          <text:p/>
        </draw:connector>
        <draw:custom-shape draw:style-name="gr14" draw:text-style-name="P2" xml:id="id26" draw:id="id26" draw:layer="layout" svg:width="1.016cm" svg:height="0.508cm" svg:x="8.074cm" svg:y="25.805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94cm" svg:y1="25.47cm" svg:x2="8.074cm" svg:y2="26.059cm" draw:start-shape="id8" draw:start-glue-point="2" draw:end-shape="id26" svg:d="M6994 25470v589h1080" svg:viewBox="0 0 1081 590">
          <text:p/>
        </draw:connector>
        <draw:custom-shape draw:style-name="gr15" draw:text-style-name="P2" xml:id="id27" draw:id="id27" draw:layer="layout" svg:width="5.08cm" svg:height="0.508cm" svg:x="9.571cm" svg:y="26.621cm">
          <text:p text:style-name="P1">0_batchno0-0-0-1536809574511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582cm" svg:y1="26.313cm" svg:x2="9.571cm" svg:y2="26.875cm" draw:start-shape="id26" draw:start-glue-point="2" draw:end-shape="id27" svg:d="M8582 26313v562h989" svg:viewBox="0 0 990 563">
          <text:p/>
        </draw:connector>
        <draw:custom-shape draw:style-name="gr16" draw:text-style-name="P2" xml:id="id28" draw:id="id28" draw:layer="layout" svg:width="3.683cm" svg:height="0.508cm" svg:x="12.9cm" svg:y="27.502cm">
          <text:p text:style-name="P1">bigintfield.bloomindex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111cm" svg:y1="27.129cm" svg:x2="12.9cm" svg:y2="27.756cm" draw:start-shape="id27" draw:start-glue-point="2" draw:end-shape="id28" svg:d="M12111 27129v627h789" svg:viewBox="0 0 790 628">
          <text:p/>
        </draw:connector>
        <draw:custom-shape draw:style-name="gr7" draw:text-style-name="P2" xml:id="id29" draw:id="id29" draw:layer="layout" svg:width="1.905cm" svg:height="0.508cm" svg:x="4.845cm" svg:y="29.188cm">
          <text:p text:style-name="P1">LockFiles</text:p>
          <draw:enhanced-geometry svg:viewBox="0 0 21600 21600" draw:type="rectangle" draw:enhanced-path="M 0 0 L 21600 0 21600 21600 0 21600 0 0 Z N"/>
        </draw:custom-shape>
        <draw:custom-shape draw:style-name="gr17" draw:text-style-name="P2" xml:id="id30" draw:id="id30" draw:layer="layout" svg:width="3.175cm" svg:height="0.508cm" svg:x="6.496cm" svg:y="30.004cm">
          <text:p text:style-name="P1">datamapstatus.lock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797cm" svg:y1="29.696cm" svg:x2="6.496cm" svg:y2="30.258cm" draw:start-shape="id29" draw:start-glue-point="2" draw:end-shape="id30" svg:d="M5797 29696v562h699" svg:viewBox="0 0 700 563">
          <text:p/>
        </draw:connector>
        <draw:connector draw:style-name="gr4" draw:text-style-name="P3" draw:layer="layout" svg:x1="3.937cm" svg:y1="28.899cm" svg:x2="4.845cm" svg:y2="29.442cm" draw:start-shape="id3" draw:end-shape="id29" draw:end-glue-point="3" svg:d="M3937 28899v543h908" svg:viewBox="0 0 909 544">
          <text:p/>
        </draw:connector>
        <draw:custom-shape draw:style-name="gr17" draw:text-style-name="P2" xml:id="id31" draw:id="id31" draw:layer="layout" svg:width="3.175cm" svg:height="0.508cm" svg:x="4.826cm" svg:y="30.939cm">
          <text:p text:style-name="P1">datamap.mdtfile</text:p>
          <draw:enhanced-geometry svg:viewBox="0 0 21600 21600" draw:type="rectangle" draw:enhanced-path="M 0 0 L 21600 0 21600 21600 0 21600 0 0 Z N"/>
        </draw:custom-shape>
        <draw:custom-shape draw:style-name="gr17" draw:text-style-name="P2" xml:id="id32" draw:id="id32" draw:layer="layout" svg:width="3.175cm" svg:height="0.508cm" svg:x="4.826cm" svg:y="31.955cm">
          <text:p text:style-name="P1">datamapstatus</text:p>
          <draw:enhanced-geometry svg:viewBox="0 0 21600 21600" draw:type="rectangle" draw:enhanced-path="M 0 0 L 21600 0 21600 21600 0 21600 0 0 Z N"/>
        </draw:custom-shape>
        <draw:custom-shape draw:style-name="gr18" draw:text-style-name="P2" xml:id="id33" draw:id="id33" draw:layer="layout" svg:width="3.81cm" svg:height="0.508cm" svg:x="4.826cm" svg:y="33.098cm">
          <text:p text:style-name="P1">datamap1.dmschem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937cm" svg:y1="28.899cm" svg:x2="4.826cm" svg:y2="31.193cm" draw:start-shape="id3" draw:start-glue-point="2" draw:end-shape="id31" draw:end-glue-point="3" svg:d="M3937 28899v2294h889" svg:viewBox="0 0 890 2295">
          <text:p/>
        </draw:connector>
        <draw:connector draw:style-name="gr4" draw:text-style-name="P3" draw:layer="layout" svg:x1="3.937cm" svg:y1="28.899cm" svg:x2="4.826cm" svg:y2="32.209cm" draw:start-shape="id3" draw:start-glue-point="2" draw:end-shape="id32" draw:end-glue-point="3" svg:d="M3937 28899v3310h889" svg:viewBox="0 0 890 3311">
          <text:p/>
        </draw:connector>
        <draw:connector draw:style-name="gr4" draw:text-style-name="P3" draw:layer="layout" svg:x1="3.937cm" svg:y1="28.899cm" svg:x2="4.826cm" svg:y2="33.352cm" draw:start-shape="id3" draw:start-glue-point="2" draw:end-shape="id33" draw:end-glue-point="3" svg:d="M3937 28899v4453h889" svg:viewBox="0 0 890 44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font-size="10pt" fo:text-shadow="none" style:text-underline-style="none" style:letter-kerning="true" style:font-size-asian="10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3465a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34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13T14:58:35.342670564</dc:date>
    <meta:editing-duration>PT19M11S</meta:editing-duration>
    <meta:editing-cycles>5</meta:editing-cycles>
    <meta:generator>LibreOffice/6.0.3.2$Linux_X86_64 LibreOffice_project/00m0$Build-2</meta:generator>
    <meta:document-statistic meta:object-count="65"/>
  </office:meta>
</office:document-meta>
</file>